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ans1" svg:font-family="'Liberation Sans', 'Luxi Sans'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Text_20_body">
      <style:text-properties officeooo:rsid="000dfa1c" officeooo:paragraph-rsid="000dfa1c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P3" style:family="paragraph" style:parent-style-name="Standard">
      <style:text-properties officeooo:rsid="000dfa1c" officeooo:paragraph-rsid="000dfa1c"/>
    </style:style>
    <style:style style:name="P4" style:family="paragraph" style:parent-style-name="Standard">
      <style:text-properties officeooo:paragraph-rsid="000dfa1c"/>
    </style:style>
    <style:style style:name="P5" style:family="paragraph" style:parent-style-name="Standard" style:master-page-name="">
      <loext:graphic-properties draw:fill="none"/>
      <style:paragraph-properties fo:margin-left="1in" fo:margin-right="0in" fo:text-indent="-1in" style:auto-text-indent="false" style:page-number="auto" fo:background-color="transparent"/>
      <style:text-properties officeooo:paragraph-rsid="000dfa1c"/>
    </style:style>
    <style:style style:name="T1" style:family="text">
      <style:text-properties officeooo:rsid="000dfa1c"/>
    </style:style>
    <style:style style:name="T2" style:family="text">
      <style:text-properties fo:font-variant="normal" fo:text-transform="none" fo:color="#111111" style:font-name="Helvetica" fo:font-size="4.90000009536743pt" fo:letter-spacing="normal" fo:font-style="normal" fo:font-weight="normal"/>
    </style:style>
    <style:style style:name="T3" style:family="text">
      <style:text-properties fo:font-variant="normal" fo:text-transform="none" fo:color="#0088bb" style:font-name="Helvetica" fo:font-size="4.90000009536743pt" fo:letter-spacing="normal" fo:font-style="normal" style:text-underline-style="solid" style:text-underline-width="auto" style:text-underline-color="font-color" fo:font-weight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fa1c" style:font-weight-asian="bold" style:font-weight-complex="bold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github.com/mon-ouie/pry-remote" text:style-name="Internet_20_link" text:visited-style-name="Visited_20_Internet_20_Link"><text:span text:style-name="T4">pry-remote</text:span></text:a><text:tab/>“Connect to Pry remotely”<text:tab/>[use ports to connect to a process with pry]</text:p>
      <text:p text:style-name="P3"/>
      <text:p text:style-name="P4"><text:a xlink:type="simple" xlink:href="https://github.com/mame/rirb" text:style-name="Internet_20_link" text:visited-style-name="Visited_20_Internet_20_Link"><text:span text:style-name="T5">rirb</text:span></text:a><text:span text:style-name="T1"><text:tab/><text:tab/>“...</text:span>allows you to attach a running ruby process...”</text:p>
      <text:p text:style-name="P4"/>
      <text:p text:style-name="P4"><text:a xlink:type="simple" xlink:href="http://www.rubyinside.com/hijack-get-a-live-irb-prompt-for-any-existing-ruby-process-2232.html" text:style-name="Internet_20_link" text:visited-style-name="Visited_20_Internet_20_Link"><text:span text:style-name="T5">hijack</text:span></text:a><text:span text:style-name="T1"><text:tab/><text:tab/></text:span>“Provides an irb session to a running ruby process.<text:span text:style-name="T1">”</text:span></text:p>
      <text:p text:style-name="P4"/>
      <text:p text:style-name="P5"><text:a xlink:type="simple" xlink:href="http://debu.gs/live-console" text:style-name="Internet_20_link" text:visited-style-name="Visited_20_Internet_20_Link"><text:span text:style-name="T5">LiveConsole</text:span></text:a><text:span text:style-name="T1"><text:tab/></text:span>“IRB session running inside a thread in a running Ruby process. You can interact with it via TCP or a <text:a xlink:type="simple" xlink:href="http://en.wikipedia.org/wiki/Unix_domain_socket" text:style-name="Internet_20_link" text:visited-style-name="Visited_20_Internet_20_Link">Unix Domain Socket</text:a>.”</text:p>
      <text:p text:style-name="Text_20_body"><text:line-break/></text:p>
      <text:p text:style-name="P1">about Hijack:</text:p>
      <text:p text:style-name="P2">Sometimes taking an app down for debugging purposes is just not an option. Luckily a new tool called <text:a xlink:type="simple" xlink:href="http://github.com/ileitch/hijack/tree/master" text:style-name="Internet_20_link" text:visited-style-name="Visited_20_Internet_20_Link">Hijack</text:a>can provide a live IRB prompt for an existing <text:span text:style-name="T7">Ruby process in the same way that Erlang provides </text:span><text:a xlink:type="simple" xlink:href="http://en.wikipedia.org/wiki/Hot_swapping" text:style-name="Internet_20_link" text:visited-style-name="Visited_20_Internet_20_Link"><text:span text:style-name="T7">hot swapping</text:span></text:a><text:span text:style-name="T7"> of code</text:span> (changing the definition of a system while the system is still up and running).</text:p>
      <text:p text:style-name="Text_20_body"/>
      <text:p text:style-name="Text_20_body"/>
      <text:p text:style-name="Text_20_body">remote IRB shell (embedded in rails)</text:p>
      <text:p text:style-name="Text_20_body">https://www.ruby-forum.com/topic/10699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iberation Sans1" svg:font-family="'Liberation Sans', 'Luxi Sans', Helvetica, sans-serif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8-07T11:47:43.057666898</meta:creation-date>
    <dc:date>2017-08-07T15:20:06.264814385</dc:date>
    <dc:creator>Jason Ko</dc:creator>
    <meta:editing-duration>PT3H22M23S</meta:editing-duration>
    <meta:editing-cycles>1</meta:editing-cycles>
    <meta:document-statistic meta:table-count="0" meta:image-count="0" meta:object-count="0" meta:page-count="1" meta:paragraph-count="9" meta:word-count="120" meta:character-count="724" meta:non-whitespace-character-count="609"/>
    <meta:generator>LibreOffice/5.1.6.2$Linux_X86_64 LibreOffice_project/10m0$Build-2</meta:generator>
  </office:meta>
</office:document-meta>
</file>